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12800004F1D00003B56FCEBFBFC.wmf" manifest:media-type=""/>
  <manifest:file-entry manifest:full-path="Pictures/200000010000014200000129F2269856.svm" manifest:media-type=""/>
  <manifest:file-entry manifest:full-path="Pictures/10000000000000200000002000309F1C.png" manifest:media-type="image/png"/>
  <manifest:file-entry manifest:full-path="Pictures/200000010000016400000129B6113C1E.svm" manifest:media-type=""/>
  <manifest:file-entry manifest:full-path="Pictures/2000011B00004F1D00003B56FB1125D5.wmf" manifest:media-type=""/>
  <manifest:file-entry manifest:full-path="Pictures/2000012800004F1D00003B56030FDD2A.wmf" manifest:media-type=""/>
  <manifest:file-entry manifest:full-path="Pictures/2000000100000352000000FED07A97E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4.401cm" svg:height="3.301cm" svg:x="8.287cm" svg:y="0.522cm">
          <draw:image xlink:href="Pictures/2000012800004F1D00003B56030FDD2A.wmf" xlink:type="simple" xlink:show="embed" xlink:actuate="onLoad">
            <text:p/>
          </draw:image>
        </draw:frame>
        <draw:frame draw:style-name="gr1" draw:text-style-name="P1" draw:layer="layout" svg:width="4.401cm" svg:height="3.301cm" svg:x="4.074cm" svg:y="0.522cm">
          <draw:image xlink:href="Pictures/2000012800004F1D00003B56FCEBFBFC.wmf" xlink:type="simple" xlink:show="embed" xlink:actuate="onLoad">
            <text:p/>
          </draw:image>
        </draw:frame>
        <draw:frame draw:style-name="gr1" draw:text-style-name="P1" xml:id="id2" draw:id="id2" draw:layer="layout" svg:width="4.401cm" svg:height="3.301cm" svg:x="0.199cm" svg:y="0.522cm">
          <draw:image xlink:href="Pictures/2000011B00004F1D00003B56FB1125D5.wmf" xlink:type="simple" xlink:show="embed" xlink:actuate="onLoad">
            <text:p/>
          </draw:image>
          <draw:glue-point draw:id="4" svg:x="-1.086cm" svg:y="-2.517cm"/>
        </draw:frame>
        <draw:frame draw:style-name="gr2" draw:text-style-name="P1" draw:layer="layout" svg:width="0.385cm" svg:height="0.355cm" svg:x="8.832cm" svg:y="0.295cm">
          <draw:image xlink:href="Pictures/200000010000014200000129F2269856.svm" xlink:type="simple" xlink:show="embed" xlink:actuate="onLoad">
            <text:p/>
          </draw:image>
        </draw:frame>
        <draw:frame draw:style-name="gr3" draw:layer="layout" svg:width="2.255cm" svg:height="0.911cm" svg:x="9.695cm" svg:y="1.664cm">
          <draw:text-box>
            <text:p>ٹرانزسٹر خط</text:p>
          </draw:text-box>
        </draw:frame>
        <draw:frame draw:style-name="gr3" draw:text-style-name="P2" draw:layer="layout" svg:width="2.454cm" svg:height="0.911cm" svg:x="5.104cm" svg:y="1.664cm">
          <draw:text-box>
            <text:p text:style-name="P2">خط کا عکس</text:p>
          </draw:text-box>
        </draw:frame>
        <draw:frame draw:style-name="gr3" draw:text-style-name="P2" draw:layer="layout" svg:width="2.217cm" svg:height="1.571cm" svg:x="1.286cm" svg:y="1.664cm">
          <draw:text-box>
            <text:p text:style-name="P2">عکس کی </text:p>
            <text:p text:style-name="P2">دائیں منتقلی</text:p>
          </draw:text-box>
        </draw:frame>
        <draw:frame draw:style-name="gr3" draw:text-style-name="P2" xml:id="id1" draw:id="id1" draw:layer="layout" svg:width="1.933cm" svg:height="0.911cm" svg:x="2.496cm" svg:y="0.324cm">
          <draw:text-box>
            <text:p text:style-name="P2">بار کا خط</text:p>
          </draw:text-box>
        </draw:frame>
        <draw:connector draw:style-name="gr4" draw:text-style-name="P1" draw:layer="layout" draw:type="curve" draw:line-skew="2.455cm 1.161cm" svg:x1="2.496cm" svg:y1="0.779cm" svg:x2="1.922cm" svg:y2="1.342cm" draw:start-shape="id1" draw:start-glue-point="3" draw:end-shape="id2" draw:end-glue-point="4" svg:d="m2496 779c-513 0-427 103-442 110s-132-82-132 453">
          <text:p/>
        </draw:connector>
        <draw:frame draw:style-name="gr5" draw:text-style-name="P1" draw:layer="layout" svg:width="0.426cm" svg:height="0.355cm" svg:x="12.346cm" svg:y="1.014cm">
          <draw:image xlink:href="Pictures/200000010000016400000129B6113C1E.svm" xlink:type="simple" xlink:show="embed" xlink:actuate="onLoad">
            <text:p/>
          </draw:image>
        </draw:frame>
        <draw:frame draw:style-name="gr6" draw:text-style-name="P1" draw:layer="layout" svg:width="1.019cm" svg:height="0.304cm" svg:x="3.527cm" svg:y="3.666cm">
          <draw:image xlink:href="Pictures/2000000100000352000000FED07A97E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01T15:39:39</meta:creation-date>
    <meta:editing-duration>PT30M18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11-03T07:45:38</dc:date>
    <dc:creator>kkk </dc:creator>
    <meta:document-statistic meta:object-count="11"/>
    <meta:template xlink:type="simple" xlink:actuate="onRequest" xlink:title="kkkFigures" xlink:href="../../../../../.libreoffice/3/user/template/kkkFigures.otg" meta:date="2014-11-01T15:39:38"/>
  </office:meta>
</office:document-meta>
</file>